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2.6402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3.1126in"/>
    </style:style>
    <style:style style:name="co10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15 July</text:p>
          </table:table-cell>
          <table:table-cell office:value-type="string" calcext:value-type="string">
            <text:p>20 July</text:p>
          </table:table-cell>
          <table:table-cell table:number-columns-repeated="3"/>
          <table:table-cell office:value-type="string" calcext:value-type="string" table:number-columns-spanned="2" table:number-rows-spanned="1">
            <text:p>15 July</text:p>
          </table:table-cell>
          <table:covered-table-cell/>
          <table:table-cell office:value-type="string" calcext:value-type="string" table:number-columns-spanned="2" table:number-rows-spanned="1">
            <text:p>20 July</text:p>
          </table:table-cell>
          <table:covered-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 Cendrosa</text:p>
          </table:table-cell>
          <table:table-cell table:number-columns-repeated="3"/>
          <table:table-cell office:value-type="string" calcext:value-type="string">
            <text:p>La Cendrosa</text:p>
          </table:table-cell>
          <table:table-cell office:value-type="string" calcext:value-type="string">
            <text:p>Els Plans</text:p>
          </table:table-cell>
          <table:table-cell office:value-type="string" calcext:value-type="string">
            <text:p>La Cendrosa</text:p>
          </table:table-cell>
          <table:table-cell office:value-type="string" calcext:value-type="string">
            <text:p>Els Plan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-m temperature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23°C at 12UTC</text:p>
          </table:table-cell>
          <table:table-cell office:value-type="string" calcext:value-type="string">
            <text:p>31.5°C at 12UTC</text:p>
          </table:table-cell>
          <table:table-cell/>
          <table:table-cell office:value-type="string" calcext:value-type="string" table:number-columns-spanned="1" table:number-rows-spanned="2">
            <text:p>Potential temperature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296 K</text:p>
          </table:table-cell>
          <table:table-cell office:value-type="string" calcext:value-type="string">
            <text:p>297 K</text:p>
          </table:table-cell>
          <table:table-cell office:value-type="string" calcext:value-type="string">
            <text:p>306 – 307 K</text:p>
          </table:table-cell>
          <table:table-cell office:value-type="string" calcext:value-type="string">
            <text:p>307 K</text:p>
          </table:table-cell>
        </table:table-row>
        <table:table-row table:style-name="ro2"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Overestimated</text:p>
          </table:table-cell>
          <table:table-cell office:value-type="string" calcext:value-type="string">
            <text:p>Overestimated in \noirr</text:p>
            <text:p>Correct in \irrboost</text:p>
          </table:table-cell>
          <table:table-cell/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Warm bias, 5 K in \noirr, 4 K in \irrboost</text:p>
          </table:table-cell>
          <table:table-cell office:value-type="string" calcext:value-type="string">
            <text:p>Warm bias, 4-5 K</text:p>
          </table:table-cell>
          <table:table-cell office:value-type="string" calcext:value-type="string">
            <text:p>Warm bias, 2 K in \noirr, 0.5-1 K in \irrboost</text:p>
          </table:table-cell>
          <table:table-cell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2- specific humidity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9.3 g kg⁻¹ at 12UTC</text:p>
            <text:p>Stable</text:p>
          </table:table-cell>
          <table:table-cell office:value-type="string" calcext:value-type="string">
            <text:p>10.7 g kg⁻¹ at 12UTC</text:p>
            <text:p>Increasing</text:p>
          </table:table-cell>
          <table:table-cell/>
          <table:table-cell office:value-type="string" calcext:value-type="string" table:number-columns-spanned="1" table:number-rows-spanned="2">
            <text:p>Specific humidity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7.5 g kg⁻¹</text:p>
          </table:table-cell>
          <table:table-cell office:value-type="string" calcext:value-type="string">
            <text:p>8 g kg⁻¹</text:p>
          </table:table-cell>
          <table:table-cell office:value-type="string" calcext:value-type="string">
            <text:p>9 g kg⁻¹</text:p>
          </table:table-cell>
          <table:table-cell office:value-type="string" calcext:value-type="string">
            <text:p>9.5 g kg⁻¹</text:p>
          </table:table-cell>
        </table:table-row>
        <table:table-row table:style-name="ro2"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Overestimated in \irrboost</text:p>
            <text:p>Daytime drying</text:p>
          </table:table-cell>
          <table:table-cell office:value-type="string" calcext:value-type="string">
            <text:p>Underestimated all day </text:p>
            <text:p>Strong daytime drying</text:p>
          </table:table-cell>
          <table:table-cell/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Slightly drier in \noirr, moister in \irrboost</text:p>
          </table:table-cell>
          <table:table-cell office:value-type="string" calcext:value-type="string">
            <text:p>1-1.5 g kg⁻¹ dry bias</text:p>
          </table:table-cell>
          <table:table-cell office:value-type="string" calcext:value-type="string">
            <text:p>1-1.5 g kg⁻¹ dry bias in \noirr, correct in \irrboost</text:p>
          </table:table-cell>
          <table:table-cell office:value-type="string" calcext:value-type="string">
            <text:p>2.5. g kg⁻¹ dry bias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Wind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2.2 m s⁻¹ at 12UTC</text:p>
            <text:p>SW, weak all day</text:p>
          </table:table-cell>
          <table:table-cell office:value-type="string" calcext:value-type="string">
            <text:p>1 m s⁻¹ at 12UTC</text:p>
            <text:p>N, weak in the morning</text:p>
            <text:p>W, strong in the afternoon</text:p>
          </table:table-cell>
          <table:table-cell/>
          <table:table-cell office:value-type="string" calcext:value-type="string" table:number-columns-spanned="1" table:number-rows-spanned="2">
            <text:p>Estimated ABL height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800 m</text:p>
          </table:table-cell>
          <table:table-cell office:value-type="string" calcext:value-type="string">
            <text:p>900-1000 m</text:p>
          </table:table-cell>
          <table:table-cell office:value-type="string" calcext:value-type="string">
            <text:p>Internal ABL 500 m</text:p>
            <text:p>Mixed layer 1400 m </text:p>
          </table:table-cell>
          <table:table-cell office:value-type="string" calcext:value-type="string">
            <text:p>1500 m</text:p>
          </table:table-cell>
        </table:table-row>
        <table:table-row table:style-name="ro2"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Overestimated until 15UTC</text:p>
            <text:p>SSW all day</text:p>
          </table:table-cell>
          <table:table-cell/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1600 m in \noirr, 1200 m in \irrboost</text:p>
          </table:table-cell>
          <table:table-cell office:value-type="string" calcext:value-type="string">
            <text:p>1650 m</text:p>
          </table:table-cell>
          <table:table-cell office:value-type="string" calcext:value-type="string">
            <text:p>1200 m in \noirr, 900 in \irrboost</text:p>
          </table:table-cell>
          <table:table-cell office:value-type="string" calcext:value-type="string">
            <text:p>900 m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Latent heat flux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250 W m⁻² at 12UTC</text:p>
          </table:table-cell>
          <table:table-cell office:value-type="string" calcext:value-type="string">
            <text:p>420 W m⁻² at 12UTC</text:p>
          </table:table-cell>
          <table:table-cell/>
          <table:table-cell table:number-columns-spanned="1" table:number-rows-spanned="2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<text:span text:style-name="T1">Overestimated</text:span></text:p>
            <text:p>Matches \mesomean</text:p>
          </table:table-cell>
          <table:table-cell office:value-type="string" calcext:value-type="string">
            <text:p>Small underestimation</text:p>
            <text:p>Matches \mesomean</text:p>
          </table:table-cell>
          <table:table-cell/>
          <table:covered-table-cell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Sensible heat flux</text:p>
          </table:table-cell>
          <table:table-cell office:value-type="string" calcext:value-type="string">
            <text:p>Obs </text:p>
          </table:table-cell>
          <table:table-cell office:value-type="string" calcext:value-type="string">
            <text:p>210 W m⁻² at 12UTC</text:p>
          </table:table-cell>
          <table:table-cell office:value-type="string" calcext:value-type="string">
            <text:p>50 W m⁻² at 12UTC</text:p>
          </table:table-cell>
          <table:table-cell/>
          <table:table-cell table:number-columns-spanned="1" table:number-rows-spanned="2"/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ICOLMDZOR</text:p>
          </table:table-cell>
          <table:table-cell office:value-type="string" calcext:value-type="string">
            <text:p>Correct</text:p>
            <text:p>Matches \mesomean</text:p>
          </table:table-cell>
          <table:table-cell office:value-type="string" calcext:value-type="string">
            <text:p>Overestimated</text:p>
            <text:p>Matches \mesomean</text:p>
          </table:table-cell>
          <table:table-cell/>
          <table:covered-table-cell/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Obs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so-N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\no_irr, \ir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COLMDZO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6:09:17.975275869</meta:creation-date>
    <dc:date>2025-10-11T18:25:22.599750286</dc:date>
    <meta:editing-duration>PT1H4M32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